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11cm" svg:stroke-color="#000000" draw:marker-start-width="0.369cm" draw:marker-end-width="0.369cm" draw:fill="none" draw:fill-color="#ffffff" fo:min-height="8.387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8.071cm" svg:height="8.399cm" svg:x="1.254cm" svg:y="1.891cm"><draw:text-box><text:p text:style-name="P1">Datos</text:p><text:p text:style-name="P1"/><text:p text:style-name="P2"><text:s/>- id</text:p><text:p text:style-name="P2"><text:s/>- primerNombre</text:p><text:p text:style-name="P2"><text:s/>- </text:p></draw:text-box></draw:frame><draw:line text:anchor-type="paragraph" draw:z-index="1" draw:style-name="gr2" draw:text-style-name="P1" svg:x1="1.254cm" svg:y1="2.526cm" svg:x2="9.324cm" svg:y2="2.5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3S</meta:editing-duration>
    <meta:editing-cycles>3</meta:editing-cycles>
    <meta:generator>LibreOffice/4.3.3.2$Linux_X86_64 LibreOffice_project/430m0$Build-2</meta:generator>
    <dc:date>2016-09-09T08:32:51.584663556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